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officeooo:rsid="001008ad" officeooo:paragraph-rsid="001008ad"/>
    </style:style>
    <style:style style:name="P2" style:family="paragraph" style:parent-style-name="Standard">
      <style:text-properties officeooo:rsid="000b6e3c" officeooo:paragraph-rsid="000b6e3c"/>
    </style:style>
    <style:style style:name="P3" style:family="paragraph" style:parent-style-name="Standard">
      <style:text-properties officeooo:paragraph-rsid="000b6e3c"/>
    </style:style>
    <style:style style:name="P4" style:family="paragraph" style:parent-style-name="Standard">
      <style:text-properties officeooo:rsid="000c5d16" officeooo:paragraph-rsid="000c5d16"/>
    </style:style>
    <style:style style:name="P5" style:family="paragraph" style:parent-style-name="Standard">
      <style:text-properties fo:color="#000000" officeooo:rsid="000c5d16" officeooo:paragraph-rsid="000c5d16"/>
    </style:style>
    <style:style style:name="P6" style:family="paragraph" style:parent-style-name="Standard">
      <style:text-properties fo:color="#000000" officeooo:rsid="000e3719" officeooo:paragraph-rsid="001008ad"/>
    </style:style>
    <style:style style:name="P7" style:family="paragraph" style:parent-style-name="Standard">
      <style:text-properties fo:color="#000000" officeooo:rsid="00147a88" officeooo:paragraph-rsid="00147a88"/>
    </style:style>
    <style:style style:name="P8" style:family="paragraph" style:parent-style-name="Standard">
      <style:text-properties fo:color="#000000" officeooo:rsid="001522ce" officeooo:paragraph-rsid="001522ce"/>
    </style:style>
    <style:style style:name="P9" style:family="paragraph" style:parent-style-name="Standard">
      <style:text-properties fo:color="#000000" officeooo:rsid="0016ed74" officeooo:paragraph-rsid="0016ed74"/>
    </style:style>
    <style:style style:name="P10" style:family="paragraph" style:parent-style-name="Standard">
      <style:text-properties fo:color="#000000" officeooo:rsid="0017a97d" officeooo:paragraph-rsid="0017a97d"/>
    </style:style>
    <style:style style:name="P11" style:family="paragraph" style:parent-style-name="Standard">
      <style:text-properties officeooo:paragraph-rsid="000b6e3c"/>
    </style:style>
    <style:style style:name="P12" style:family="paragraph" style:parent-style-name="Standard">
      <style:text-properties officeooo:paragraph-rsid="0013714f"/>
    </style:style>
    <style:style style:name="P13" style:family="paragraph" style:parent-style-name="Standard">
      <style:text-properties officeooo:rsid="0016ed74" officeooo:paragraph-rsid="0016ed74"/>
    </style:style>
    <style:style style:name="P14" style:family="paragraph" style:parent-style-name="Title">
      <style:text-properties fo:color="#9999ff" fo:font-size="24pt" fo:font-style="normal" style:text-underline-style="none" style:font-size-asian="24pt" style:font-style-asian="normal" style:font-size-complex="24pt" style:font-style-complex="normal"/>
    </style:style>
    <style:style style:name="P15" style:family="paragraph" style:parent-style-name="Text_20_body" style:list-style-name="L1">
      <style:text-properties fo:color="#000000" officeooo:rsid="001008ad" officeooo:paragraph-rsid="001008ad"/>
    </style:style>
    <style:style style:name="P16" style:family="paragraph" style:parent-style-name="Text_20_body">
      <style:text-properties fo:color="#000000" officeooo:rsid="001008ad" officeooo:paragraph-rsid="001008ad"/>
    </style:style>
    <style:style style:name="P17" style:family="paragraph" style:parent-style-name="Text_20_body" style:list-style-name="L1">
      <style:text-properties fo:color="#000000" officeooo:rsid="00103185" officeooo:paragraph-rsid="00103185"/>
    </style:style>
    <style:style style:name="P18" style:family="paragraph" style:parent-style-name="Text_20_body">
      <style:text-properties fo:color="#000000" officeooo:paragraph-rsid="0015197e"/>
    </style:style>
    <style:style style:name="P19" style:family="paragraph" style:parent-style-name="Text_20_body" style:list-style-name="L1">
      <style:text-properties fo:color="#000000" officeooo:rsid="001e0d98" officeooo:paragraph-rsid="001e0d98"/>
    </style:style>
    <style:style style:name="P20" style:family="paragraph" style:parent-style-name="Text_20_body">
      <style:paragraph-properties fo:text-align="center" style:justify-single-word="false"/>
      <style:text-properties fo:font-size="14pt" officeooo:rsid="00110db6" officeooo:paragraph-rsid="00110db6" style:font-size-asian="14pt" style:font-size-complex="14pt"/>
    </style:style>
    <style:style style:name="P21" style:family="paragraph" style:parent-style-name="Heading_20_1">
      <style:text-properties fo:color="#3399ff"/>
    </style:style>
    <style:style style:name="P22" style:family="paragraph" style:parent-style-name="Heading_20_1">
      <style:text-properties officeooo:paragraph-rsid="001008ad"/>
    </style:style>
    <style:style style:name="T1" style:family="text">
      <style:text-properties officeooo:rsid="000b6e3c"/>
    </style:style>
    <style:style style:name="T2" style:family="text">
      <style:text-properties fo:color="#000000"/>
    </style:style>
    <style:style style:name="T3" style:family="text">
      <style:text-properties fo:color="#000000" officeooo:rsid="000b6e3c"/>
    </style:style>
    <style:style style:name="T4" style:family="text">
      <style:text-properties fo:color="#000000" officeooo:rsid="0013714f"/>
    </style:style>
    <style:style style:name="T5" style:family="text">
      <style:text-properties fo:color="#000000" officeooo:rsid="001ac60e"/>
    </style:style>
    <style:style style:name="T6" style:family="text">
      <style:text-properties fo:color="#000000" fo:font-weight="bold" style:font-weight-asian="bold" style:font-weight-complex="bold"/>
    </style:style>
    <style:style style:name="T7" style:family="text">
      <style:text-properties fo:color="#000000" fo:font-weight="bold" officeooo:rsid="0013714f" style:font-weight-asian="bold" style:font-weight-complex="bold"/>
    </style:style>
    <style:style style:name="T8" style:family="text">
      <style:text-properties fo:color="#000000" fo:font-weight="bold" officeooo:rsid="000b6e3c" style:font-weight-asian="bold" style:font-weight-complex="bold"/>
    </style:style>
    <style:style style:name="T9" style:family="text">
      <style:text-properties officeooo:rsid="000c5d16"/>
    </style:style>
    <style:style style:name="T10" style:family="text">
      <style:text-properties officeooo:rsid="001008ad"/>
    </style:style>
    <style:style style:name="T11" style:family="text">
      <style:text-properties officeooo:rsid="0013714f"/>
    </style:style>
    <style:style style:name="T12" style:family="text">
      <style:text-properties officeooo:rsid="0015197e"/>
    </style:style>
    <style:style style:name="T13" style:family="text">
      <style:text-properties officeooo:rsid="001522ce"/>
    </style:style>
    <style:style style:name="T14" style:family="text">
      <style:text-properties officeooo:rsid="0016ed74"/>
    </style:style>
    <style:style style:name="T15" style:family="text">
      <style:text-properties officeooo:rsid="0017a97d"/>
    </style:style>
    <style:style style:name="T16" style:family="text">
      <style:text-properties fo:color="#9999ff" fo:font-size="16pt" fo:font-style="normal" style:text-underline-style="none" style:font-size-asian="16pt" style:font-style-asian="normal" style:font-size-complex="16pt" style:font-style-complex="normal"/>
    </style:style>
    <style:style style:name="T17" style:family="text">
      <style:text-properties fo:color="#9999ff" fo:font-style="normal" style:text-underline-style="none" style:font-style-asian="normal" style:font-style-complex="normal"/>
    </style:style>
    <style:style style:name="T18" style:family="text">
      <style:text-properties fo:font-weight="bold" style:font-weight-asian="bold" style:font-weight-complex="bold"/>
    </style:style>
    <style:style style:name="T19" style:family="text">
      <style:text-properties fo:font-weight="bold" officeooo:rsid="000b6e3c" style:font-weight-asian="bold" style:font-weight-complex="bold"/>
    </style:style>
    <style:style style:name="T20" style:family="text">
      <style:text-properties fo:font-weight="bold" officeooo:rsid="0016ed74" style:font-weight-asian="bold" style:font-weight-complex="bold"/>
    </style:style>
    <style:style style:name="T21" style:family="text">
      <style:text-properties fo:font-weight="bold" officeooo:rsid="001bd85c" style:font-weight-asian="bold" style:font-weight-complex="bold"/>
    </style:style>
    <style:style style:name="T22" style:family="text">
      <style:text-properties fo:font-weight="bold" officeooo:rsid="0015197e" style:font-weight-asian="bold" style:font-weight-complex="bold"/>
    </style:style>
    <style:style style:name="T23" style:family="text">
      <style:text-properties fo:font-weight="bold" officeooo:rsid="001d1125" style:font-weight-asian="bold" style:font-weight-complex="bold"/>
    </style:style>
    <style:style style:name="T24" style:family="text">
      <style:text-properties officeooo:rsid="001bd85c"/>
    </style:style>
    <style:style style:name="T25" style:family="text">
      <style:text-properties officeooo:rsid="001c7622"/>
    </style:style>
    <style:style style:name="T26" style:family="text">
      <style:text-properties fo:color="#3399ff" officeooo:rsid="001008ad"/>
    </style:style>
    <style:style style:name="T27" style:family="text">
      <style:text-properties fo:color="#3399ff" officeooo:rsid="000b6e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te rendu : TP1 – MOTEUR DE JEUX</text:p>
      <text:p text:style-name="P20"><text:span text:style-name="T17">Vincent de Rousiers</text:span></text:p>
      <text:h text:style-name="P21" text:outline-level="1">Fonctionnalités :</text:h>
      <text:p text:style-name="P2">Ayant passé plus de temps à installer Qt sur ma machine qu'à travailler mon TP, je n'ai pas <text:span text:style-name="T9">donné à l'utilisateur le </text:span>choix d<text:span text:style-name="T9">e lancer un e</text:span>xercice <text:span text:style-name="T9">en particulier.</text:span></text:p>
      <text:p text:style-name="P3"><text:span text:style-name="T1">Ainsi, si on veut lancer l'exo1, il faut le décommenter (« </text:span><text:span text:style-name="T19">exo1()</text:span><text:span text:style-name="T1"> ») dans le main et commenter « </text:span><text:span text:style-name="T6">window.heightMap();</text:span><text:span text:style-name="T2"> »</text:span></text:p>
      <text:p text:style-name="P3"><text:span text:style-name="T3">Si l'on veut « La Montagne », il faut commenter « </text:span><text:span text:style-name="T8">exo1()</text:span><text:span text:style-name="T3"> » et décom</text:span><text:span text:style-name="T5">m</text:span><text:span text:style-name="T3">enter « </text:span><text:span text:style-name="T6">window.heightMap();</text:span><text:span text:style-name="T2"> »</text:span></text:p>
      <text:p text:style-name="P3"><text:span text:style-name="T2"/></text:p>
      <text:p text:style-name="P12"><text:span text:style-name="T4">« </text:span><text:span text:style-name="T7">exo1()</text:span><text:span text:style-name="T4"> » affichera un maillage de points dont les coordonnées Z sont randomisées et dont le nombre de points est </text:span><text:span text:style-name="T5">paramétrable</text:span><text:span text:style-name="T4"> via une variable globale (« </text:span>dimension » <text:span text:style-name="T11">qui représente le nombre de point constituant un des côtés du maillage).</text:span></text:p>
      <text:p text:style-name="P12"><text:span text:style-name="T3">« </text:span><text:span text:style-name="T6">window.heightMap();</text:span><text:span text:style-name="T2"> » </text:span><text:span text:style-name="T4">quant à elle affiche la carte d'altitude correspondant à l'image fournie. L'altitude est représentée par un dégradé.</text:span></text:p>
      <text:p text:style-name="P12"/>
      <text:p text:style-name="P5">Concernant la caméra, le résultat <text:span text:style-name="T12">est une adaptation aux besoins du TP d'un tutoriel et des TPs de l'année dernière</text:span>.</text:p>
      <text:p text:style-name="P5"><text:span text:style-name="T13">Le mouvement se fait à l'aide des touches</text:span> Z,Q,S,D et <text:span text:style-name="T13">la vue est gérée par</text:span> la souris.</text:p>
      <text:p text:style-name="P7">Le plus gros problème réside dans la gestion de la souris, je n'ai pas encore réussi à produire un déplacement fluide et précis avec.</text:p>
      <text:p text:style-name="P4"/>
      <text:p text:style-name="P6">La lecture de la carte d'altitude fonctionne quant à elle parfaitement, l'altitude étant représenté par un dégradé allant du noir (profondeur) au blanc (sommet).</text:p>
      <text:p text:style-name="P4"/>
      <text:h text:style-name="P21" text:outline-level="1">Démarche de développement :</text:h>
      <text:p text:style-name="P8">Au commencement, un maillage de 16 points fut créé sans utiliser de classe.</text:p>
      <text:p text:style-name="P8">Cela n'était pas bon.</text:p>
      <text:p text:style-name="P8">Deux classes apparurent donc, <text:span text:style-name="T18">Face</text:span> et <text:span text:style-name="T18">Point</text:span>, ce qui permit de manipuler le maillage plus aisément.</text:p>
      <text:p text:style-name="P8"/>
      <text:p text:style-name="P8">Le maillage étant terminé, les efforts se portèrent sur la caméra.</text:p>
      <text:p text:style-name="P8">Celle-ci est le fruit de mes précédents TPs de M1 sur OpenGl, quelque peu modifiés pour coller à ce TP.</text:p>
      <text:p text:style-name="P8">Pour la vue, on récupère la différence entre deux mouvements de souris et on fait donc tourner la caméra dans le sens du mouvement.</text:p>
      <text:p text:style-name="P8">Les mouvements sont gérés par les <text:span text:style-name="T14">quatre</text:span> touches habituelles à tout joueur de FPS (Z,Q,S,D) <text:s/><text:span text:style-name="T14">grâce à un listener dans la classe </text:span><text:span text:style-name="T20">Camera</text:span><text:span text:style-name="T14">.</text:span></text:p>
      <text:p text:style-name="P8"/>
      <text:p text:style-name="P9">La génération de la map consiste en la lecture de l'image, on crée un tableau de <text:span text:style-name="T18">Point</text:span> en récupérant les coordonnés (z étant calculé en fonction de l'intensité de gris du pixel).</text:p>
      <text:p text:style-name="P9">On fabrique ensuite un tableau de <text:span text:style-name="T18">Face</text:span> qui va contenir les faces du maillage.</text:p>
      <text:p text:style-name="P9">Pour calculer ces faces, on parcourt le tableau de points 4 par 4 (un carré, deux faces).</text:p>
      <text:p text:style-name="P9">Par exemple, le premier carré sera composé des points 0,1, x, x+1 (avec x la dimension du maillage), <text:span text:style-name="T15">le second sera 1,2,x+1,x+2 etc.</text:span></text:p>
      <text:p text:style-name="P10">Chaque carré conduit à la création de deux faces, 0,1,x et 1,x+1,x pour le premier carré par <text:soft-page-break/>exemple.</text:p>
      <text:p text:style-name="P9">Ex :</text:p>
      <text:p text:style-name="P13"><text:span text:style-name="T2"><text:tab/>0<text:tab/>1<text:tab/>2<text:tab/>3<text:tab/>…<text:tab/>x-1</text:span></text:p>
      <text:p text:style-name="P13"><text:span text:style-name="T2"><text:tab/>x<text:tab/>x+1<text:tab/>x+2<text:tab/>x+3<text:tab/>… <text:tab/>2x – 1</text:span></text:p>
      <text:p text:style-name="P13"><text:span text:style-name="T2"><text:tab/>…<text:tab/>….<text:tab/>…<text:tab/>…<text:tab/>…<text:tab/>...</text:span></text:p>
      <text:h text:style-name="P22" text:outline-level="1"><text:span text:style-name="T26">Structure de données</text:span><text:span text:style-name="T27">:</text:span></text:h>
      <text:p text:style-name="P1">Pour représenter les maillages, j'ai crée deux classes :</text:p>
      <text:p text:style-name="P1"><text:tab/>-<text:span text:style-name="T18">Point </text:span>: qui prend un tableau de 3 Glfloat pour représenter les coordonnées</text:p>
      <text:p text:style-name="P1"><text:tab/>-<text:span text:style-name="T18">Face </text:span>: qui prend un tableau de 3 <text:span text:style-name="T21">P</text:span><text:span text:style-name="T18">oints</text:span> (ou plus, ou moins, le nombre est <text:span text:style-name="T24">paramétrique</text:span>) <text:s/>pour représenter les points la composant</text:p>
      <text:p text:style-name="P1"/>
      <text:p text:style-name="P1">C'est deux structures allègent énormément le code et permettent une gestion plus <text:span text:style-name="T25">aisée</text:span> des problèmes. Par exemple, pour modifier la couleur en fonction de l'altitude, j'ai crée une fonction moyCoord(int) <text:span text:style-name="T12">dans </text:span><text:span text:style-name="T22">Face</text:span><text:span text:style-name="T12"> </text:span>qui renvoie la moyenne des coordonnées en int (0 pour x, 1 pour y, 2 pour z) des points composant la face. On peut ainsi très rapidement connaître l'altitude d'une face par rapport à une autre.</text:p>
      <text:p text:style-name="P1"/>
      <text:p text:style-name="P1">Mes maillages sont stockés dans un tableau de <text:span text:style-name="T23">F</text:span><text:span text:style-name="T18">ace</text:span>, dont je calcule la taille en fonction du nombre de points initiaux. Je peux ensuite très facilement dessiner les faces en passant par le tableau.</text:p>
      <text:p text:style-name="P1"/>
      <text:p text:style-name="P18"><text:span text:style-name="T12">La caméra possède sa propre classe qui gère les événements claviers et souris.</text:span></text:p>
      <text:h text:style-name="P21" text:outline-level="1">Bonus :</text:h>
      <text:list xml:id="list3801270365646042850" text:style-name="L1">
        <text:list-item>
          <text:p text:style-name="P15">Pour la collision, je pensais réutiliser l'altitude moyenne de la face la plus proche à la caméra pour empêcher celle-ci de la dépasser.</text:p>
        </text:list-item>
        <text:list-item>
          <text:p text:style-name="P15">Comme je l'ai déjà fait, je prend l'altitude maximum et minimum des faces puis je colorie chacune d'entre elles en fonction de son rapport avec ces maximum et minimum</text:p>
        </text:list-item>
        <text:list-item>
          <text:p text:style-name="P17">Je pense créer une « boule » émettrice de lumière (une « glLightfv ») que je ferais bouger à l'aide de touches (simuler un soleil). C'est une demande déjà exprimé dans l'UE de Modélisation 3D en M1.<text:span text:style-name="T10"><text:tab/><text:tab/></text:span></text:p>
        </text:list-item>
        <text:list-item>
          <text:p text:style-name="P19">Pour localiser le brouillard dans les vallées, il doit être possible de prendre un pourcentage de face ayant une altitude inférieur à la moitié ou aux 3/4 des autres faces et leur associer le brouillard. Ainsi le brouillard ne sera présent que dans les creux du maillage.</text:p>
        </text:list-item>
        <text:list-item>
          <text:p text:style-name="P19">Pour créer un rendu infini, on pourrait n'afficher que les points du maillage présent dans le champ de vision de la caméra et ne calculer les points que dans un rayon restreint autour de la camér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23:03:14.295000000</meta:creation-date>
    <dc:date>2015-09-25T09:52:22.361000000</dc:date>
    <meta:editing-duration>PT1H14M28S</meta:editing-duration>
    <meta:editing-cycles>21</meta:editing-cycles>
    <meta:generator>LibreOffice/4.3.1.2$Windows_x86 LibreOffice_project/958349dc3b25111dbca392fbc281a05559ef6848</meta:generator>
    <meta:document-statistic meta:table-count="0" meta:image-count="0" meta:object-count="0" meta:page-count="2" meta:paragraph-count="42" meta:word-count="808" meta:character-count="4559" meta:non-whitespace-character-count="3785"/>
  </office:meta>
</office:document-meta>
</file>